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Bitstream Charter" fo:font-size="12pt" style:font-size-asian="12pt" style:font-size-complex="12pt"/>
    </style:style>
    <style:style style:name="P3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3">GMRT</text:span><text:span text:style-name="T3"><text:tab/></text:span><text:tab/><text:tab/><text:tab/><text:tab/><text:span text:style-name="T3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<text:s/><text:span text:style-name="T4">17</text:span><text:span text:style-name="T2">Th</text:span><text:span text:style-name="T4"> March 2015 Time : 11.30 AM to 12.00 PM &amp; 3.00 PM to 3.30 PM, GMRT conference <text:s/>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DBB,SNK, RRU &amp; SSS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9"/></text:p>
            <text:list xml:id="list1919041252" text:style-name="L1">
              <text:list-item>
                <text:p text:style-name="P7">RRU updated that he &amp; CPK had meeting regarding the requirements for April MTAC 2015 testing. Once CPK is back, will prepare list of items to be purchased.</text:p>
                <text:p text:style-name="P7">CPK &amp; RRU will try to finish installation during first week of April 2015.</text:p>
                <text:p text:style-name="P7"># Presentation regarding Online_v2 can be given during 2<text:span text:style-name="T1">nd</text:span> <text:s/>week of April.</text:p>
                <text:p text:style-name="P7"/>
              </text:list-item>
              <text:list-item>
                <text:p text:style-name="P7">SSS updated that he has finished white slot document.</text:p>
                <text:p text:style-name="P7">He will now start working on point source imaging web page document.</text:p>
                <text:p text:style-name="P7"># NGK suggested SSS to provide outline of his report &amp; include flux calibrator images.</text:p>
                <text:p text:style-name="P7"># Post link to point source image generation, so that people can give their comments.</text:p>
                <text:p text:style-name="P7"/>
              </text:list-item>
              <text:list-item>
                <text:p text:style-name="P7">SNK updated that is working on 2<text:span text:style-name="T1">nd</text:span> part of report.</text:p>
                <text:p text:style-name="P7">He is also busy with GTAC schedule.</text:p>
                <text:p text:style-name="P7"/>
              </text:list-item>
              <text:list-item>
                <text:p text:style-name="P7">DBB updated <text:s/>he is working on Servo &amp; FPS implementation in Python environment. He will send outline of report to NGK.</text:p>
                <text:p text:style-name="P8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3-17T15:48:36</dc:date>
    <dc:creator>teleset </dc:creator>
    <meta:editing-duration>P2DT17H41M37S</meta:editing-duration>
    <meta:editing-cycles>656</meta:editing-cycles>
    <meta:generator>LibreOffice/3.4$Linux LibreOffice_project/340m1$Build-602</meta:generator>
    <meta:document-statistic meta:table-count="1" meta:image-count="0" meta:object-count="0" meta:page-count="1" meta:paragraph-count="25" meta:word-count="204" meta:character-count="1101" meta:non-whitespace-character-count="909"/>
  </office:meta>
</office:document-meta>
</file>